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5e49" officeooo:paragraph-rsid="00075e49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75e49" officeooo:paragraph-rsid="00075e49" style:font-size-asian="18pt" style:font-weight-asian="bold" style:font-size-complex="18pt" style:font-weight-complex="bold"/>
    </style:style>
    <style:style style:name="P3" style:family="paragraph" style:parent-style-name="Text_20_body" style:list-style-name="L2">
      <style:text-properties officeooo:paragraph-rsid="00075e49"/>
    </style:style>
    <style:style style:name="P4" style:family="paragraph" style:parent-style-name="Text_20_body">
      <style:text-properties officeooo:paragraph-rsid="00075e49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paragraph-rsid="00075e49"/>
    </style:style>
    <style:style style:name="P6" style:family="paragraph" style:parent-style-name="Heading_20_2">
      <style:text-properties fo:font-size="16pt" style:font-size-asian="16pt" style:font-size-complex="16pt"/>
    </style:style>
    <style:style style:name="P7" style:family="paragraph" style:parent-style-name="Heading_20_2">
      <style:text-properties fo:font-size="16pt" officeooo:rsid="00075e49" officeooo:paragraph-rsid="00075e49" style:font-size-asian="16pt" style:font-size-complex="16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s Unidad 6</text:p>
      <text:p text:style-name="P1"/>
      <text:h text:style-name="P7" text:outline-level="2"><text:bookmark text:name="yui_3_9_1_2_1464884724678_291"/>Exemples estructura de directoris</text:h>
      <text:p text:style-name="Standard">A l'article anterior s'expliquen els principals directoris de l'estructura de directoris d'un sistema operatiu basat en UNIX. Es tracta de revisar l'article i de crear un document amb exemples d'arxius que podem trobar a aquests directoris (a més dels exemples que ja es proposen a l'article).</text:p>
      <text:p text:style-name="Standard"/>
      <text:h text:style-name="P6" text:outline-level="2"><text:bookmark text:name="yui_3_9_1_2_1464884887380_282"/>Programar còpies de seguretat</text:h>
      <text:p text:style-name="P4">Com a usuari de l'equip, volem crear còpies de seguretat d'una carpeta que anomenarem <text:span text:style-name="Emphasis">important</text:span>.</text:p>
      <text:p text:style-name="P4">Programarem les còpies amb cron i emprarem tar com a eina d'arxiu.</text:p>
      <text:p text:style-name="P4">Hem decidit a classe:</text:p>
      <text:list xml:id="list9123641603209131366" text:style-name="L2">
        <text:list-item>
          <text:p text:style-name="P5">Les còpies les programarem per a que es facin al temps de pati </text:p>
        </text:list-item>
        <text:list-item>
          <text:p text:style-name="P5">Fer una còpia completa el dilluns (i mantenir dues còpies alternes A i B) </text:p>
        </text:list-item>
        <text:list-item>
          <text:p text:style-name="P3">Fer còpies diferencials els dimecres i divend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8:26:20.831741254</meta:creation-date>
    <dc:date>2016-06-02T18:31:39.060520430</dc:date>
    <meta:editing-duration>P0D</meta:editing-duration>
    <meta:editing-cycles>1</meta:editing-cycles>
    <meta:document-statistic meta:table-count="0" meta:image-count="0" meta:object-count="0" meta:page-count="1" meta:paragraph-count="10" meta:word-count="125" meta:character-count="745" meta:non-whitespace-character-count="631"/>
    <meta:generator>LibreOffice/4.2.8.2$Linux_X86_64 LibreOffice_project/420m0$Build-2</meta:generator>
  </office:meta>
</office:document-meta>
</file>